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Standard" presentation:presentation-page-layout-name="AL1T0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4cm" fo:page-height="16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048cm" svg:x="1cm" svg:y="3.248cm"/>
      <draw:page-thumbnail draw:layer="backgroundobjects" svg:width="8.999cm" svg:height="6.048cm" svg:x="1cm" svg:y="11.824cm"/>
      <draw:page-thumbnail draw:layer="backgroundobjects" svg:width="8.999cm" svg:height="6.048cm" svg:x="1cm" svg:y="20.4cm"/>
      <draw:page-thumbnail draw:layer="backgroundobjects" svg:width="8.999cm" svg:height="6.048cm" svg:x="11cm" svg:y="3.248cm"/>
      <draw:page-thumbnail draw:layer="backgroundobjects" svg:width="8.999cm" svg:height="6.048cm" svg:x="11cm" svg:y="11.824cm"/>
      <draw:page-thumbnail draw:layer="backgroundobjects" svg:width="8.999cm" svg:height="6.048cm" svg:x="11cm" svg:y="20.4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amille Maumet</meta:initial-creator>
    <meta:creation-date>2013-05-11T18:48:06</meta:creation-date>
    <meta:editing-duration>PT1M12S</meta:editing-duration>
    <meta:editing-cycles>2</meta:editing-cycles>
    <dc:date>2013-05-11T18:49:01</dc:date>
    <dc:creator>Camille Maumet</dc:creator>
    <meta:document-statistic meta:object-count="23"/>
    <meta:generator>LibreOffice/3.3$Linux LibreOffice_project/330m19$Build-401</meta:generator>
  </office:meta>
</office:document-meta>
</file>